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Source Code Pro1" svg:font-family="'Source Code Pro'" style:font-adornments="Bol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2">
      <style:text-properties officeooo:rsid="0007169e" officeooo:paragraph-rsid="0007169e"/>
    </style:style>
    <style:style style:name="P2" style:family="paragraph" style:parent-style-name="Heading_20_2">
      <style:text-properties officeooo:rsid="0009745f" officeooo:paragraph-rsid="0009745f"/>
    </style:style>
    <style:style style:name="P3" style:family="paragraph" style:parent-style-name="Heading_20_2">
      <style:text-properties officeooo:paragraph-rsid="000b6d0b"/>
    </style:style>
    <style:style style:name="P4" style:family="paragraph" style:parent-style-name="Standard" style:list-style-name="L1">
      <style:text-properties fo:font-weight="normal" officeooo:rsid="0002a897" officeooo:paragraph-rsid="0002a89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4a4e2" officeooo:paragraph-rsid="000b6d0b" style:font-weight-asian="normal" style:font-weight-complex="normal"/>
    </style:style>
    <style:style style:name="P6" style:family="paragraph" style:parent-style-name="Standard">
      <style:text-properties fo:font-weight="normal" officeooo:rsid="0004a4e2" officeooo:paragraph-rsid="000b6d0b" style:font-weight-asian="normal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Source Code Pro" fo:font-weight="normal" officeooo:rsid="000b6d0b" officeooo:paragraph-rsid="000b6d0b" style:font-weight-asian="normal" style:font-weight-complex="normal"/>
    </style:style>
    <style:style style:name="P8" style:family="paragraph" style:parent-style-name="Text_20_body">
      <style:text-properties officeooo:rsid="0007169e" officeooo:paragraph-rsid="0007169e"/>
    </style:style>
    <style:style style:name="P9" style:family="paragraph" style:parent-style-name="Text_20_body" style:list-style-name="L2">
      <style:text-properties officeooo:rsid="0007169e" officeooo:paragraph-rsid="0007169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07169e"/>
    </style:style>
    <style:style style:name="P12" style:family="paragraph" style:parent-style-name="Text_20_body" style:list-style-name="L2">
      <style:text-properties officeooo:rsid="0007becb" officeooo:paragraph-rsid="0007becb"/>
    </style:style>
    <style:style style:name="P13" style:family="paragraph" style:parent-style-name="Text_20_body" style:list-style-name="L2">
      <style:text-properties officeooo:rsid="0009745f" officeooo:paragraph-rsid="0009745f"/>
    </style:style>
    <style:style style:name="P14" style:family="paragraph" style:parent-style-name="Text_20_body">
      <style:text-properties officeooo:rsid="0009745f" officeooo:paragraph-rsid="0009745f"/>
    </style:style>
    <style:style style:name="P15" style:family="paragraph" style:parent-style-name="Text_20_body">
      <style:text-properties officeooo:rsid="000b6d0b" officeooo:paragraph-rsid="000b6d0b"/>
    </style:style>
    <style:style style:name="P16" style:family="paragraph" style:parent-style-name="Text_20_body" style:list-style-name="L3">
      <style:text-properties officeooo:rsid="000b6d0b" officeooo:paragraph-rsid="000b6d0b"/>
    </style:style>
    <style:style style:name="P17" style:family="paragraph" style:parent-style-name="Text_20_body">
      <style:text-properties fo:font-weight="normal" officeooo:rsid="000b6d0b" officeooo:paragraph-rsid="000b6d0b" style:font-weight-asian="normal" style:font-weight-complex="normal"/>
    </style:style>
    <style:style style:name="P18" style:family="paragraph" style:parent-style-name="Text_20_body" style:list-style-name="L3">
      <style:text-properties officeooo:rsid="000b7c47" officeooo:paragraph-rsid="000b7c47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Source Code Pro" officeooo:rsid="000b6d0b" officeooo:paragraph-rsid="000b6d0b"/>
    </style:style>
    <style:style style:name="P20" style:family="paragraph" style:parent-style-name="Heading_20_1">
      <style:text-properties officeooo:rsid="000b6d0b" officeooo:paragraph-rsid="000b6d0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a4e2" style:font-weight-asian="normal" style:font-weight-complex="normal"/>
    </style:style>
    <style:style style:name="T3" style:family="text">
      <style:text-properties fo:font-weight="normal" officeooo:rsid="00058e73" style:font-weight-asian="normal" style:font-weight-complex="normal"/>
    </style:style>
    <style:style style:name="T4" style:family="text">
      <style:text-properties fo:font-weight="normal" officeooo:rsid="0007169e" style:font-weight-asian="normal" style:font-weight-complex="normal"/>
    </style:style>
    <style:style style:name="T5" style:family="text">
      <style:text-properties fo:font-weight="normal" officeooo:rsid="000b6d0b" style:font-weight-asian="normal" style:font-weight-complex="normal"/>
    </style:style>
    <style:style style:name="T6" style:family="text">
      <style:text-properties fo:font-weight="normal" officeooo:rsid="0002a897" style:font-weight-asian="normal" style:font-weight-complex="normal"/>
    </style:style>
    <style:style style:name="T7" style:family="text">
      <style:text-properties fo:font-weight="normal" officeooo:rsid="000b701d" style:font-weight-asian="normal" style:font-weight-complex="normal"/>
    </style:style>
    <style:style style:name="T8" style:family="text">
      <style:text-properties fo:font-weight="normal" officeooo:rsid="000b7963" style:font-weight-asian="normal" style:font-weight-complex="normal"/>
    </style:style>
    <style:style style:name="T9" style:family="text">
      <style:text-properties officeooo:rsid="0004a4e2"/>
    </style:style>
    <style:style style:name="T10" style:family="text">
      <style:text-properties fo:font-style="italic" fo:font-weight="normal" officeooo:rsid="0004a4e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8e73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officeooo:rsid="0004a4e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58e73" style:font-style-asian="normal" style:font-weight-asian="normal" style:font-style-complex="normal" style:font-weight-complex="normal"/>
    </style:style>
    <style:style style:name="T14" style:family="text">
      <style:text-properties officeooo:rsid="0007169e"/>
    </style:style>
    <style:style style:name="T15" style:family="text">
      <style:text-properties style:font-name="Source Code Pro"/>
    </style:style>
    <style:style style:name="T16" style:family="text">
      <style:text-properties style:font-name="Source Code Pro" officeooo:rsid="0007169e"/>
    </style:style>
    <style:style style:name="T17" style:family="text">
      <style:text-properties style:font-name="Source Code Pro" fo:font-weight="normal" style:font-weight-asian="normal" style:font-weight-complex="normal"/>
    </style:style>
    <style:style style:name="T18" style:family="text">
      <style:text-properties style:font-name="Source Code Pro" fo:font-weight="normal" officeooo:rsid="0002a897" style:font-weight-asian="normal" style:font-weight-complex="normal"/>
    </style:style>
    <style:style style:name="T19" style:family="text">
      <style:text-properties style:font-name="Source Code Pro" fo:font-weight="normal" officeooo:rsid="0004a4e2" style:font-weight-asian="normal" style:font-weight-complex="normal"/>
    </style:style>
    <style:style style:name="T20" style:family="text">
      <style:text-properties style:font-name="Source Code Pro" fo:font-weight="normal" officeooo:rsid="000b6d0b" style:font-weight-asian="normal" style:font-weight-complex="normal"/>
    </style:style>
    <style:style style:name="T21" style:family="text">
      <style:text-properties style:font-name="Source Code Pro" fo:font-weight="normal" officeooo:rsid="000b701d" style:font-weight-asian="normal" style:font-weight-complex="normal"/>
    </style:style>
    <style:style style:name="T22" style:family="text">
      <style:text-properties style:font-name="Source Code Pro" officeooo:rsid="0009745f"/>
    </style:style>
    <style:style style:name="T23" style:family="text">
      <style:text-properties style:font-name="Source Code Pro" fo:font-style="italic" fo:font-weight="normal" officeooo:rsid="00058e73" style:font-style-asian="italic" style:font-weight-asian="normal" style:font-style-complex="italic" style:font-weight-complex="normal"/>
    </style:style>
    <style:style style:name="T24" style:family="text">
      <style:text-properties style:font-name="Source Code Pro" fo:font-style="normal" fo:font-weight="normal" officeooo:rsid="00058e73" style:font-style-asian="normal" style:font-weight-asian="normal" style:font-style-complex="normal" style:font-weight-complex="normal"/>
    </style:style>
    <style:style style:name="T25" style:family="text">
      <style:text-properties style:font-name="Source Code Pro" fo:font-style="normal" fo:font-weight="normal" officeooo:rsid="0004a4e2" style:font-style-asian="normal" style:font-weight-asian="norma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7becb"/>
    </style:style>
    <style:style style:name="T28" style:family="text">
      <style:text-properties officeooo:rsid="0009745f"/>
    </style:style>
    <style:style style:name="T29" style:family="text">
      <style:text-properties officeooo:rsid="000b6d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9">CSC456 </text:span>Program <text:span text:style-name="T9">3 - </text:span>Dash 3.0</text:p>
      <text:p text:style-name="Subtitle">Daniel Andrus, Joseph Mowry, <text:span text:style-name="T29">&amp;</text:span> Austin Rotert</text:p>
      <text:h text:style-name="Heading_20_2" text:outline-level="2">Description</text:h>
      <text:p text:style-name="Text_20_body"><text:span text:style-name="T6">DiAgnostic Shell </text:span><text:span text:style-name="T2">3</text:span><text:span text:style-name="T6">.0 contained within. Has the same functionality as the previous version </text:span><text:span text:style-name="T3">(though signal catching was disabled and left so as it was causing a great number of issues (such as catching and ignoring segmentation faults) during the development and testing of the new features</text:span><text:span text:style-name="T6">,</text:span><text:span text:style-name="T3">)</text:span><text:span text:style-name="T6"> with the addition of a </text:span><text:span text:style-name="T2">middleware mailbox manager that uses shared memory resources to allow communications between different processes. The mailbox manager is presented in a command line style </text:span><text:span text:style-name="T3">like dash. It is entered by typing </text:span><text:span text:style-name="T24">mail</text:span><text:span text:style-name="T13"> at the dash prompt</text:span><text:span text:style-name="T2">, with the following functions available to users: </text:span><text:span text:style-name="T25">mboxinit</text:span><text:span text:style-name="T10">, </text:span><text:span text:style-name="T25">mboxdel</text:span><text:span text:style-name="T10">, </text:span><text:span text:style-name="T25">mboxwrite</text:span><text:span text:style-name="T10">, </text:span><text:span text:style-name="T25">mboxread</text:span><text:span text:style-name="T10">, </text:span><text:span text:style-name="T12">and</text:span><text:span text:style-name="T10"> </text:span><text:span text:style-name="T25">mboxcopy</text:span><text:span text:style-name="T2">. </text:span><text:span text:style-name="T3">Boxes are created by the user with </text:span><text:span text:style-name="T24">mboxinit</text:span><text:span text:style-name="T3">, and multiple processes can access the boxes at the same time via </text:span><text:span text:style-name="T24">mboxwrite</text:span><text:span text:style-name="T11">, </text:span><text:span text:style-name="T24">mboxread</text:span><text:span text:style-name="T11">, </text:span><text:span text:style-name="T13">and</text:span><text:span text:style-name="T11"> </text:span><text:span text:style-name="T24">mboxcopy</text:span><text:span text:style-name="T3">, as they are protected from race conditions by POSIX named semaphores. </text:span><text:span text:style-name="T2">Boxes are </text:span><text:span text:style-name="T3">also</text:span><text:span text:style-name="T2"> automatically cleaned up </text:span>upon<text:span text:style-name="T2"> the exit of the last attached process, but persistent unless deleted </text:span><text:span text:style-name="T3">through </text:span><text:span text:style-name="T24">mboxdel</text:span><text:span text:style-name="T2"> until that point.</text:span></text:p>
      <text:h text:style-name="Heading_20_2" text:outline-level="2">Includes</text:h>
      <text:p text:style-name="Text_20_body"><text:span text:style-name="T2">Holdovers from Dash 2.0 include </text:span><text:span text:style-name="T18">iostream</text:span><text:span text:style-name="T6"> and </text:span><text:span text:style-name="T18">fstream</text:span><text:span text:style-name="T6"> for in / output, </text:span><text:span text:style-name="T18">string</text:span><text:span text:style-name="T6"> and </text:span><text:span text:style-name="T18">cstring</text:span><text:span text:style-name="T6"> for in / output manipulation, </text:span><text:span text:style-name="T18">cctype</text:span><text:span text:style-name="T6"> for formatting, </text:span><text:span text:style-name="T18">cstdlib</text:span><text:span text:style-name="T6"> and </text:span><text:span text:style-name="T18">dirent.h</text:span><text:span text:style-name="T6"> for directory navigation, </text:span><text:span text:style-name="T18">signal.h</text:span><text:span text:style-name="T6"> for signal in / output, </text:span><text:span text:style-name="T18">fcntl</text:span><text:span text:style-name="T6"> for redirection, </text:span><text:span text:style-name="T18">sys/time</text:span><text:span text:style-name="T6">, </text:span><text:span text:style-name="T18">resource</text:span><text:span text:style-name="T6">, and </text:span><text:span text:style-name="T18">types</text:span><text:span text:style-name="T6"> for access to certain structures, </text:span><text:span text:style-name="T18">sys/wait</text:span><text:span text:style-name="T6"> to wait for children, </text:span><text:span text:style-name="T18">errno.h</text:span><text:span text:style-name="T6"> to handle errors from external functions, and </text:span><text:span text:style-name="T15">unistd.h</text:span><text:span text:style-name="T6"> for external execution calls.</text:span></text:p>
      <text:p text:style-name="Text_20_body"><text:span text:style-name="T2">New additions </text:span><text:span text:style-name="T3">for 3.0 include</text:span><text:span text:style-name="T2">: </text:span><text:span text:style-name="T19">sys/ipc.h</text:span><text:span text:style-name="T2"> and </text:span><text:span text:style-name="T19">sys/shm.h</text:span><text:span text:style-name="T2"> for access to shared memory functionality, </text:span><text:span text:style-name="T19">semaphore.h</text:span><text:span text:style-name="T2"> and </text:span><text:span text:style-name="T19">pthread.h</text:span><text:span text:style-name="T2"> for creation of critical sections during creation, deletion, read, write, and copy.</text:span></text:p>
      <text:h text:style-name="Heading_20_2" text:outline-level="2">Structure</text:h>
      <text:p text:style-name="Text_20_body"><text:span text:style-name="T6">Within a do-while, takes user input, parses it, and decides how to respond: </text:span><text:span text:style-name="T2">unknown commands produce error messages, usage messages are printed on incorrect function calls to actual functions, and correct calls </text:span>initiate<text:span text:style-name="T2"> one of the below functions</text:span><text:span text:style-name="T6">. The do-while breaks on </text:span><text:span text:style-name="T18">ex</text:span><text:span text:style-name="T21">i</text:span><text:span text:style-name="T18">t</text:span><text:span text:style-name="T6">.</text:span></text:p>
      <text:h text:style-name="Heading_20_2" text:outline-level="2">Testing</text:h>
      <text:p text:style-name="Text_20_body"><text:span text:style-name="T3">Attempts were made to do a mixture of read, write, delete, and create at the same time: my measures at creating a critical section via a POSIX named semaphore seemed to prevent issues from arising. Additionally, safety measures within the program make it impossible to read or write to nonexistent </text:span><text:soft-page-break/><text:span text:style-name="T3">boxes, as well as prevention of writing a message larger than the boxes' sizes.</text:span></text:p>
      <text:p text:style-name="Text_20_body"><text:span text:style-name="T5">Testing </text:span><text:span text:style-name="T20">psim</text:span><text:span text:style-name="T5"> consisted of running the included file </text:span><text:span text:style-name="T20">processes.in</text:span> through <text:span text:style-name="T29">each of the available process scheduling algorithms and cross-referencing the results with that of the theoretical results.</text:span></text:p>
      <text:p text:style-name="P15">Testing <text:span text:style-name="T15">msim</text:span> consisted of running the included file <text:span text:style-name="T15">refstring.in</text:span> through each of the available memory paging algorithms and cross-referencing the results with that of the theoretical results.</text:p>
      <text:list xml:id="list856338585544640759" text:style-name="L1">
        <text:list-header>
          <text:p text:style-name="P4"/>
        </text:list-header>
      </text:list>
      <text:h text:style-name="Heading_20_2" text:outline-level="2"><text:span text:style-name="T26">Compilation</text:span></text:h>
      <text:p text:style-name="P17">The easiest method for compiling this program is using the included makefile to run make.</text:p>
      <text:p text:style-name="P7">make dash</text:p>
      <text:p text:style-name="P7"/>
      <text:p text:style-name="P15">However, should this fail, you can also manually compile it using the following command:</text:p>
      <text:p text:style-name="P19">g++ -std=c++11 -g -Wall -o dash dash.cpp mailbox.cpp psim.cpp msim.cpp mmu.cpp</text:p>
      <text:h text:style-name="P1" text:outline-level="2">Available Commands</text:h>
      <text:p text:style-name="P8">In addition to the commands available in previous versions of Dash, version 3.0 includes the following commands:</text:p>
      <text:list xml:id="list4491941636256042266" text:style-name="L2">
        <text:list-item>
          <text:p text:style-name="P11"><text:span text:style-name="T17">mail</text:span><text:line-break/>Enter <text:span text:style-name="T14">mailbox manipulation mode. From here, you will have access to all mailbox-related commands. Typing “exit” once in mailbox manipulation mode will return you to Dash.</text:span></text:p>
        </text:list-item>
        <text:list-item>
          <text:p text:style-name="P10"><text:span text:style-name="T16">p</text:span><text:span text:style-name="T15">sim </text:span><text:span text:style-name="T16">&lt;file&gt; &lt;sjf | p | rr &lt;quantum&gt;&gt;</text:span><text:line-break/><text:span text:style-name="T4">Runs a process scheduling simulator. As the first argument, supply an existing text file to use for input. The data in the text file needs to follow a very specific format: a list of incoming processes, each separated by a new line, and each entry consisting of three integers: the first is a positive integer declaring the time at which the process is added to the scheduling queue; the second is a positive integer indicating the number of time units the process will take to complete; the third is an integer representing the process' priority, with lower-value numbers representing higher priorities. The command will then output a log of how the specified scheduling algorithm handles and schedules the incoming processes.</text:span></text:p>
          <text:list>
            <text:list-item>
              <text:p text:style-name="P9"><text:span text:style-name="T1">Argument 1, required: input file</text:span></text:p>
            </text:list-item>
            <text:list-item>
              <text:p text:style-name="P9"><text:span text:style-name="T1">Argument 2, required: scheduling algorithm<text:line-break/>Can be one of three options: </text:span><text:span text:style-name="T17">sjf</text:span><text:span text:style-name="T1"> (shortest-job-first), </text:span><text:span text:style-name="T17">p</text:span><text:span text:style-name="T1"> (priority), or </text:span><text:span text:style-name="T17">rr</text:span><text:span text:style-name="T1"> (round robin).</text:span></text:p>
            </text:list-item>
            <text:list-item>
              <text:p text:style-name="P9"><text:span text:style-name="T1">Argument 3, required only if argument 2 is </text:span><text:span text:style-name="T17">rr</text:span><text:span text:style-name="T1">: quantum<text:line-break/>The number of time units the round robin quantum lasts between cycling out a process. </text:span><text:soft-page-break/><text:span text:style-name="T8">Must be a positive integer.</text:span></text:p>
            </text:list-item>
          </text:list>
        </text:list-item>
        <text:list-item>
          <text:p text:style-name="P9"><text:span text:style-name="T15">msim &lt;file&gt; &lt;frames&gt; &lt;fifo | opt | lru | lfu | mfu | sc | c&gt;</text:span><text:line-break/>Runs a memory paging simulator. This simulator illustrates how the selected algorithm performs given a specific reference string and number of pages. Keeps track of page faults and displays the total number of page faults and at what points they occurred.</text:p>
          <text:list>
            <text:list-item>
              <text:p text:style-name="P9">Argument 1, required: text input file of a specific format<text:line-break/><text:span text:style-name="T27">Multiple lines, each containing only a single integer.</text:span></text:p>
            </text:list-item>
            <text:list-item>
              <text:p text:style-name="P12">Argument 2, required: number of frames available to the simulator<text:line-break/>Must be a positive integer</text:p>
            </text:list-item>
            <text:list-item>
              <text:p text:style-name="P12">Argument 3, required: paging algorithm<text:line-break/>Can be one of seven options: <text:span text:style-name="T15">fifo</text:span> (first-in-first-out), <text:span text:style-name="T15">opt</text:span> (optimal), <text:span text:style-name="T15">lru</text:span> (least recently used), <text:span text:style-name="T15">lfu</text:span> (least frequently used), <text:span text:style-name="T15">mfu</text:span> (most frequently used), <text:span text:style-name="T15">sc</text:span> (second chance), and <text:span text:style-name="T15">c</text:span> (clock).</text:p>
            </text:list-item>
          </text:list>
        </text:list-item>
        <text:list-item>
          <text:p text:style-name="P9"><text:span text:style-name="T22">m</text:span><text:span text:style-name="T15">mu </text:span><text:span text:style-name="T22">&lt;frame size&gt; &lt;virtual pages&gt; &lt;physical pages&gt;</text:span><text:line-break/><text:span text:style-name="T28">Launches the Memory Management Unit simulator. Like the mailbox command, the mmu command enters a special sum-dash mode that reads, parses, and executes commands that are unique to this mode.</text:span></text:p>
          <text:list>
            <text:list-item>
              <text:p text:style-name="P13">Argument 1, required: the size in bytes of all simulator frames<text:line-break/>Must be a positive integer that is a power of 2</text:p>
            </text:list-item>
            <text:list-item>
              <text:p text:style-name="P13">Argument 2, required: number of pages that the virtual address space can support<text:line-break/>Must be a positive integer</text:p>
            </text:list-item>
            <text:list-item>
              <text:p text:style-name="P13">Argument 3, required: number of pages that the physical memory can contain<text:line-break/>Must be a positive integer</text:p>
            </text:list-item>
          </text:list>
        </text:list-item>
      </text:list>
      <text:h text:style-name="P3" text:outline-level="2"><text:span text:style-name="T29">Mailbox </text:span>Functions:</text:h>
      <text:list xml:id="list52528203145539" text:continue-list="list856338585544640759" text:style-name="L1">
        <text:list-item>
          <text:list>
            <text:list-item>
              <text:p text:style-name="P5">/*----------------------------------------------------------------------------- </text:p>
              <text:p text:style-name="P5"><text:s/>* Function: <text:s text:c="3"/><text:tab/><text:tab/>MailboxAttach </text:p>
              <text:p text:style-name="P5"><text:s/>* Purpose: <text:s text:c="4"/><text:tab/><text:tab/>Attempts to attach to a baseBlock </text:p>
              <text:p text:style-name="P5"><text:s/>* Input args: <text:s/><text:tab/><text:tab/>N/A </text:p>
              <text:p text:style-name="P5"><text:s/>* Output args: <text:tab/>N/A </text:p>
              <text:p text:style-name="P5"><text:s/>* Return: <text:s text:c="5"/><text:tab/><text:tab/>Returns true if block was found to attach to, false otherwise </text:p>
              <text:p text:style-name="P5"><text:s/>*/</text:p>
              <text:p text:style-name="P5"/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BeginSem </text:p>
              <text:p text:style-name="P5"><text:s/>* Purpose: <text:s text:c="4"/><text:tab/><text:tab/>Attempts to attach and checkout / create a semaphore </text:p>
              <text:p text:style-name="P5"><text:s/>* Input args: <text:s/><text:tab/><text:tab/>N/A </text:p>
              <text:p text:style-name="P5"><text:s/>* Output args: <text:tab/>N/A </text:p>
              <text:p text:style-name="P5"><text:soft-page-break/><text:s/>* Return: <text:s text:c="5"/><text:tab/><text:tab/>Returns false if no block was found to attach, otherwise true </text:p>
              <text:p text:style-name="P5"><text:s/>*/</text:p>
              <text:p text:style-name="P5"><text:s/></text:p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EndSem </text:p>
              <text:p text:style-name="P5"><text:s/>* Purpose: <text:s text:c="4"/><text:tab/><text:tab/>Posts and destroys the previously used semaphore </text:p>
              <text:p text:style-name="P5"><text:s/>* Input args: <text:s/><text:tab/><text:tab/>N/A </text:p>
              <text:p text:style-name="P5"><text:s/>* Output args: <text:tab/>N/A </text:p>
              <text:p text:style-name="P5"><text:s/>* Return: <text:s text:c="5"/><text:tab/><text:tab/>N/A </text:p>
              <text:p text:style-name="P5"><text:s/>*/</text:p>
              <text:p text:style-name="P5"><text:s/></text:p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ClientInit </text:p>
              <text:p text:style-name="P5"><text:s/>* Purpose: <text:s text:c="4"/><text:tab/><text:tab/>Prepares client for use by attaching to an existing block </text:p>
              <text:p text:style-name="P5"><text:s/>* <text:s text:c="13"/><text:tab/><text:tab/>or printing a warning </text:p>
              <text:p text:style-name="P5"><text:s/>* Input args: <text:s/><text:tab/><text:tab/>N/A </text:p>
              <text:p text:style-name="P5"><text:s/>* Output args: <text:tab/>N/A </text:p>
              <text:p text:style-name="P5"><text:s/>* Return: <text:s text:c="5"/><text:tab/><text:tab/>N/A </text:p>
              <text:p text:style-name="P5"><text:s/>*/</text:p>
              <text:p text:style-name="P5"><text:s/></text:p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ClientDel </text:p>
              <text:p text:style-name="P5"><text:s/>* Purpose: <text:s text:c="4"/><text:tab/><text:tab/>Destroys client and - if this was the last client attached - </text:p>
              <text:p text:style-name="P5"><text:s/>* <text:s text:c="13"/><text:tab/><text:tab/>destroys any remaining mailboxes </text:p>
              <text:p text:style-name="P5"><text:s/>* Input args: <text:s/><text:tab/><text:tab/>N/A </text:p>
              <text:p text:style-name="P5"><text:s/>* Output args: <text:tab/>N/A </text:p>
              <text:p text:style-name="P5"><text:s/>* Return: <text:s text:c="5"/><text:tab/><text:tab/>N/A </text:p>
              <text:p text:style-name="P5"><text:s/>*/ <text:line-break/></text:p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Client </text:p>
              <text:p text:style-name="P5"><text:s/>* Purpose: <text:s text:c="4"/><text:tab/><text:tab/>REPL for the mailbox client </text:p>
              <text:p text:style-name="P5"><text:s/>* Input args: <text:s/><text:tab/><text:tab/>N/A </text:p>
              <text:p text:style-name="P5"><text:s/>* Output args: <text:tab/>N/A </text:p>
              <text:p text:style-name="P5"><text:s/>* Return: <text:s text:c="5"/><text:tab/><text:tab/>N/A </text:p>
              <text:p text:style-name="P5"><text:s/>*/</text:p>
              <text:p text:style-name="P5"><text:s/></text:p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Del </text:p>
              <text:p text:style-name="P5"><text:s/>* Purpose: <text:s text:c="4"/><text:tab/><text:tab/>Destroys any created mailboxes </text:p>
              <text:p text:style-name="P5"><text:s/>* Input args: <text:s/><text:tab/><text:tab/>N/A </text:p>
              <text:p text:style-name="P5"><text:s/>* Output args: <text:tab/>N/A </text:p>
              <text:p text:style-name="P5"><text:s/>* Return: <text:s text:c="5"/><text:tab/><text:tab/>N/A </text:p>
              <text:p text:style-name="P5"><text:s/>*/</text:p>
              <text:p text:style-name="P5"><text:s/></text:p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Init </text:p>
              <text:p text:style-name="P5"><text:s/>* Purpose: <text:s text:c="4"/><text:tab/><text:tab/>Creates mailboxes as specified by the user </text:p>
              <text:p text:style-name="P5"><text:soft-page-break/><text:s/>* Input args: <text:s/><text:tab/><text:tab/>num, size </text:p>
              <text:p text:style-name="P5"><text:s/>* Output args: <text:tab/>N/A </text:p>
              <text:p text:style-name="P5"><text:s/>* Return: <text:s text:c="5"/><text:tab/><text:tab/>Errno on failure (typically EEXIST), 0 otherwise </text:p>
              <text:p text:style-name="P5"><text:s/>*/</text:p>
              <text:p text:style-name="P5"/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Writer </text:p>
              <text:p text:style-name="P5"><text:s/>* Purpose: <text:s text:c="4"/><text:tab/><text:tab/>Takes user-entered text and saves it to the specified box </text:p>
              <text:p text:style-name="P5"><text:s/>* Input args: <text:s/><text:tab/><text:tab/>box </text:p>
              <text:p text:style-name="P5"><text:s/>* Output args: <text:tab/>N/A </text:p>
              <text:p text:style-name="P5"><text:s/>* Return: <text:s text:c="5"/><text:tab/><text:tab/>N/A </text:p>
              <text:p text:style-name="P5"><text:s/>*/</text:p>
              <text:p text:style-name="P5"/>
            </text:list-item>
            <text:list-item>
              <text:p text:style-name="P5">/*----------------------------------------------------------------------------- </text:p>
              <text:p text:style-name="P5"><text:s/>* Function: <text:s text:c="3"/><text:tab/><text:tab/>MailboxReader </text:p>
              <text:p text:style-name="P5"><text:s/>* Purpose: <text:s text:c="4"/><text:tab/><text:tab/>Retreives the contents of a box and prints it </text:p>
              <text:p text:style-name="P5"><text:s/>* Input args: <text:s/><text:tab/><text:tab/>box </text:p>
              <text:p text:style-name="P5"><text:s/>* Output args: <text:tab/>N/A </text:p>
              <text:p text:style-name="P5"><text:s/>* Return: <text:s text:c="5"/><text:tab/><text:tab/>N/A </text:p>
              <text:p text:style-name="P5"><text:s/>*/<text:line-break/></text:p>
            </text:list-item>
            <text:list-item>
              <text:p text:style-name="P5">/*----------------------------------------------------------------------------- </text:p>
              <text:p text:style-name="P5"><text:s/>* Function: <text:s text:c="2"/><text:tab/><text:tab/>MailboxCopier </text:p>
              <text:p text:style-name="P5"><text:s/>* Purpose: <text:s text:c="4"/><text:tab/><text:tab/>Copies the contents of one box into the other </text:p>
              <text:p text:style-name="P5"><text:s/>* Input args: <text:s/><text:tab/><text:tab/>srcNum, destNum </text:p>
              <text:p text:style-name="P5"><text:s/>* Output args: <text:tab/>N/A </text:p>
              <text:p text:style-name="P5"><text:s/>* Return: <text:s text:c="5"/><text:tab/><text:tab/>N/A </text:p>
              <text:p text:style-name="P5"><text:s/>*/</text:p>
              <text:p text:style-name="P5"/>
            </text:list-item>
            <text:list-item>
              <text:p text:style-name="P5">/*----------------------------------------------------------------------------- </text:p>
              <text:p text:style-name="P5"><text:s/>* Function: <text:s text:c="2"/><text:tab/><text:tab/>MailboxClientParser </text:p>
              <text:p text:style-name="P5"><text:s/>* Purpose: <text:s text:c="4"/><text:tab/><text:tab/>Decides how to respond to user input (usage, unknown command, </text:p>
              <text:p text:style-name="P5"><text:s/>* <text:s text:c="13"/><text:tab/><text:tab/>etc.) </text:p>
              <text:p text:style-name="P5"><text:s/>* Input args: <text:s/><text:tab/><text:tab/>cmd </text:p>
              <text:p text:style-name="P5"><text:s/>* Output args: <text:tab/><text:tab/>N/A </text:p>
              <text:p text:style-name="P5"><text:s/>* Return: <text:s text:c="5"/><text:tab/><text:tab/>false if the command was exit, otherwise true </text:p>
              <text:p text:style-name="P5"><text:s/>*/</text:p>
            </text:list-item>
            <text:list-item>
              <text:p text:style-name="P5">(Usage functions excluded for brevity)</text:p>
            </text:list-item>
          </text:list>
        </text:list-item>
      </text:list>
      <text:p text:style-name="P6"/>
      <text:h text:style-name="P2" text:outline-level="2">Available MMU Commands</text:h>
      <text:p text:style-name="P14">While in MMU mode, you have access to specific commands that all relate to the memory management unit simulation.</text:p>
      <text:h text:style-name="P20" text:outline-level="1">Known Issues</text:h>
      <text:p text:style-name="P15">There are a few known issues with Dash 3.0.</text:p>
      <text:list xml:id="list8384966255574301833" text:style-name="L3">
        <text:list-item>
          <text:p text:style-name="P16"><text:soft-page-break/>Piping and/or file redirection does not always behave as intended.</text:p>
        </text:list-item>
        <text:list-item>
          <text:p text:style-name="P16">The command <text:span text:style-name="T15">msim</text:span> only supports reference strings, not distance strings. We were unable to implement this feature due poor project planning on our part and the fact that we didn't know what a distance string was.</text:p>
        </text:list-item>
        <text:list-item>
          <text:p text:style-name="P18">The command <text:span text:style-name="T15">mmu</text:span> is not fully implemented, and thus will display a message when call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Source Code Pro1" svg:font-family="'Source Code Pro'" style:font-adornments="Bol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 style:master-page-name="">
      <style:paragraph-properties style:page-number="auto"/>
      <style:text-properties style:font-name="Source Code Pro1" fo:font-family="'Source Code Pro'" style:font-style-name="Bold" style:font-pitch="fixed" fo:font-weight="bold" officeooo:rsid="0007169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Rotert</meta:initial-creator>
    <meta:creation-date>2015-03-01T11:22:12.522630228</meta:creation-date>
    <dc:date>2015-05-04T05:11:47.416958753</dc:date>
    <dc:creator>Andrus </dc:creator>
    <meta:editing-duration>PT1H35M58S</meta:editing-duration>
    <meta:editing-cycles>8</meta:editing-cycles>
    <meta:generator>LibreOffice/4.2.8.2$Linux_X86_64 LibreOffice_project/420$Build-2</meta:generator>
    <meta:document-statistic meta:table-count="0" meta:image-count="0" meta:object-count="0" meta:page-count="6" meta:paragraph-count="139" meta:word-count="1494" meta:character-count="9804" meta:non-whitespace-character-count="8087"/>
  </office:meta>
</office:document-meta>
</file>